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spacesTablePointer.is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sTablePointer.isLea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sTablePointer.getNamespaceURI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sTablePoint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sTablePointer.getBas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sTablePointer.compareChildNodePointers( NodePointer arg0 , NodePointer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sTablePointer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amespacesTablePointer.namespace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sTablePointer.getImmediate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sTablePointer.getDefaultNamespa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sTablePointer.NamespacesTablePointer( NamespacesTable namesp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spacesTablePointer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